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Liberation Sans1" svg:font-family="'Liberation Sans'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fo:margin-left="-0.025in" style:page-number="auto" table:align="left" style:shadow="none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33in"/>
    </style:style>
    <style:style style:name="Table1.D" style:family="table-column">
      <style:table-column-properties style:column-width="0.6917in"/>
    </style:style>
    <style:style style:name="Table1.E" style:family="table-column">
      <style:table-column-properties style:column-width="0.7417in"/>
    </style:style>
    <style:style style:name="Table1.F" style:family="table-column">
      <style:table-column-properties style:column-width="0.3167in"/>
    </style:style>
    <style:style style:name="Table1.G" style:family="table-column">
      <style:table-column-properties style:column-width="1.6174in"/>
    </style:style>
    <style:style style:name="Table1.1" style:family="table-row">
      <style:table-row-properties style:min-row-height="0.683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pt solid #000000" style:writing-mode="lr-tb"/>
    </style:style>
    <style:style style:name="Table1.G2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pt solid #000000" style:writing-mode="lr-tb"/>
    </style:style>
    <style:style style:name="Table1.3" style:family="table-row">
      <style:table-row-properties style:min-row-height="0.3674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1.5" style:family="table-row">
      <style:table-row-properties style:min-row-height="1.0681in" fo:keep-together="auto"/>
    </style:style>
    <style:style style:name="Table1.6" style:family="table-row">
      <style:table-row-properties style:min-row-height="0.8479in" fo:keep-together="auto"/>
    </style:style>
    <style:style style:name="Table1.7" style:family="table-row">
      <style:table-row-properties style:min-row-height="0.7424in" fo:keep-together="auto"/>
    </style:style>
    <style:style style:name="Table1.8" style:family="table-row">
      <style:table-row-properties style:min-row-height="1.1049in" fo:keep-together="auto"/>
    </style:style>
    <style:style style:name="Table1.9" style:family="table-row">
      <style:table-row-properties style:min-row-height="0.2014in" fo:keep-together="auto"/>
    </style:style>
    <style:style style:name="Table1.A9" style:family="table-cell">
      <style:table-cell-properties style:vertical-align="top" fo:background-color="#dddddd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.10" style:family="table-row">
      <style:table-row-properties style:min-row-height="0.291in" fo:keep-together="always"/>
    </style:style>
    <style:style style:name="Table1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0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1" style:family="table-row">
      <style:table-row-properties style:min-row-height="0.2854in" fo:keep-together="always"/>
    </style:style>
    <style:style style:name="Table1.A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1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2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3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4" style:family="table-row">
      <style:table-row-properties style:min-row-height="0.1847in" fo:keep-together="always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4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5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6" style:family="table-row">
      <style:table-row-properties style:min-row-height="0.0486in" fo:keep-together="always"/>
    </style:style>
    <style:style style:name="Table1.A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6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7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1.5pt solid #000000" style:writing-mode="lr-tb"/>
    </style:style>
    <style:style style:name="Table1.18" style:family="table-row">
      <style:table-row-properties style:row-height="0.4951in" fo:keep-together="auto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 style:list-style-name="WW8Num1"/>
    <style:style style:name="P3" style:family="paragraph" style:parent-style-name="Standard">
      <style:paragraph-properties fo:text-align="center" style:justify-single-word="false"/>
      <style:text-properties style:font-name="Lucida Bright" fo:font-size="18pt" fo:font-weight="bold" style:font-size-asian="18pt" style:font-weight-asian="bold" style:font-name-complex="Lucida Bright" style:font-size-complex="18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text-align="center" style:justify-single-word="false" style:vertical-align="middle" style:writing-mode="lr-tb"/>
      <style:text-properties fo:font-size="16pt" fo:font-weight="bold" style:font-size-asian="16pt" style:font-weight-asian="bold" style:font-size-complex="16pt"/>
    </style:style>
    <style:style style:name="P9" style:family="paragraph" style:parent-style-name="Standard" style:list-style-name="WW8Num3">
      <loext:graphic-properties draw:fill="none"/>
      <style:paragraph-properties fo:margin-left="0.3118in" fo:margin-right="0in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/>
    </style:style>
    <style:style style:name="P10" style:family="paragraph" style:parent-style-name="Standard" style:list-style-name="WW8Num2">
      <loext:graphic-properties draw:fill="none"/>
      <style:paragraph-properties fo:margin-left="0.3118in" fo:margin-right="0in" fo:line-height="115%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/>
    </style:style>
    <style:style style:name="P11" style:family="paragraph">
      <style:paragraph-properties fo:text-align="center"/>
      <style:text-properties fo:color="#000000" style:text-line-through-style="none" style:text-line-through-type="none" style:font-name="Liberation Sans1" fo:font-size="12pt" fo:font-style="normal" style:text-underline-style="none" fo:font-weight="normal"/>
    </style:style>
    <style:style style:name="P12" style:family="paragraph">
      <style:paragraph-properties fo:text-align="start"/>
      <style:text-properties fo:color="#000000" style:text-line-through-style="none" style:text-line-through-type="none" style:font-name="Liberation Sans1" fo:font-size="12pt" fo:font-style="normal" style:text-underline-style="none" fo:font-weight="normal"/>
    </style:style>
    <style:style style:name="P13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6pt" fo:font-style="normal" style:text-underline-style="none" fo:font-weight="bold" fo:background-color="transparent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scale="100%" style:font-relief="none"/>
    </style:style>
    <style:style style:name="T2" style:family="text">
      <style:text-properties fo:font-weight="bold" style:font-weight-asian="bold"/>
    </style:style>
    <style:style style:name="gr1" style:family="graphic">
      <style:graphic-properties fo:background-color="#ffffff" fo:border="none #000000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fo:background-color="#ffffff"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/>
    </style:style>
    <style:style style:name="gr5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descriptionFiel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locationField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instructionsCollectField" form:control-implementation="ooo:com.sun.star.form.component.CheckBox" xml:id="control3" form:id="control3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DisregardField" form:control-implementation="ooo:com.sun.star.form.component.CheckBox" xml:id="control4" form:id="control4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MarkAndLeaveField" form:control-implementation="ooo:com.sun.star.form.component.CheckBox" xml:id="control5" form:id="control5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OtherField" form:control-implementation="ooo:com.sun.star.form.component.CheckBox" xml:id="control6" form:id="control6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instructionsOtherTextField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cidentNameField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erationalPeriodFiel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ueNumberFiel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Fiel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amField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itleField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locationRadioGPSField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3"><draw:control text:anchor-type="as-char" svg:y="-0.3083in" draw:z-index="13" draw:name="Shape1" draw:style-name="gr4" draw:text-style-name="P13" svg:width="4.9488in" svg:height="0.5823in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Clue Report</text:p>
          </table:table-cell>
          <table:table-cell table:style-name="Table1.B2" table:number-columns-spanned="2" office:value-type="string">
            <text:p text:style-name="Standard"><text:span text:style-name="T2">Incident Name:</text:span><text:span text:style-name="T2"><draw:control text:anchor-type="as-char" svg:y="0in" draw:z-index="0" draw:style-name="gr1" draw:text-style-name="P11" svg:width="2.0331in" svg:height="0.185in" draw:control="control8"/></text:span></text:p>
          </table:table-cell>
          <table:covered-table-cell/>
          <table:table-cell table:style-name="Table1.B2" table:number-columns-spanned="3" office:value-type="string">
            <text:p text:style-name="P4">Date:</text:p>
            <text:p text:style-name="P4"><draw:control text:anchor-type="as-char" svg:y="0in" draw:z-index="1" draw:style-name="gr1" draw:text-style-name="P11" svg:width="1.5996in" svg:height="0.185in" draw:control="control9"/></text:p>
          </table:table-cell>
          <table:covered-table-cell/>
          <table:covered-table-cell/>
          <table:table-cell table:style-name="Table1.G2" office:value-type="string">
            <text:p text:style-name="Standard"><text:span text:style-name="T2">Operational Period:</text:span><text:span text:style-name="T2"><draw:control text:anchor-type="as-char" svg:y="0in" draw:z-index="2" draw:style-name="gr1" draw:text-style-name="P11" svg:width="1.4661in" svg:height="0.185in" draw:control="control10"/></text:span></text:p>
          </table:table-cell>
        </table:table-row>
        <table:table-row table:style-name="Table1.3">
          <table:table-cell table:style-name="Table1.A3" office:value-type="string">
            <text:p text:style-name="Standard"><text:span text:style-name="T2">Clue Number:</text:span><text:span text:style-name="T2"><draw:control text:anchor-type="as-char" svg:y="-0.0661in" draw:z-index="3" draw:style-name="gr1" draw:text-style-name="P11" svg:width="1.224in" svg:height="0.1913in" draw:control="control11"/></text:span></text:p>
          </table:table-cell>
          <table:table-cell table:style-name="Table1.B3" table:number-columns-spanned="3" office:value-type="string">
            <text:p text:style-name="Standard"><text:span text:style-name="T2">Date/Time Located:</text:span><text:span text:style-name="T2"><draw:control text:anchor-type="as-char" svg:y="-0.0189in" draw:z-index="4" draw:style-name="gr1" draw:text-style-name="P11" svg:width="2.7248in" svg:height="0.1724in" draw:control="control12"/></text:span></text:p>
          </table:table-cell>
          <table:covered-table-cell/>
          <table:covered-table-cell/>
          <table:table-cell table:style-name="Table1.E3" table:number-columns-spanned="3" office:value-type="string">
            <text:p text:style-name="Standard"><text:span text:style-name="T2">Team That Located Clue:</text:span><text:span text:style-name="T2"><draw:control text:anchor-type="as-char" svg:y="0in" draw:z-index="5" draw:style-name="gr1" draw:text-style-name="P11" svg:width="2.5248in" svg:height="0.176in" draw:control="control13"/></text:span>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7" office:value-type="string">
            <text:p text:style-name="P4">Name of Individual That Located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7" office:value-type="string">
            <text:p text:style-name="P4"><draw:control text:anchor-type="char" draw:z-index="6" draw:style-name="gr2" draw:text-style-name="P12" svg:width="6.5579in" svg:height="0.8307in" svg:x="0.1472in" svg:y="0.189in" draw:control="control1"/>Description of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7" office:value-type="string">
            <text:p text:style-name="P4"><draw:control text:anchor-type="char" draw:z-index="7" draw:style-name="gr2" draw:text-style-name="P12" svg:width="6.5752in" svg:height="0.6039in" svg:x="0.1445in" svg:y="0.1957in" draw:control="control2"/>Location Found:<draw:control text:anchor-type="as-char" draw:z-index="14" draw:name="Shape2" draw:style-name="gr5" draw:text-style-name="P14" svg:width="4.876in" svg:height="0.1496in" draw:control="control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7" office:value-type="string">
            <text:p text:style-name="P4">To Investigations:</text:p>
            <text:list xml:id="list2656009546989269571" text:style-name="WW8Num1">
              <text:list-item>
                <text:p text:style-name="P2"><text:span text:style-name="T2">Urgent Reply Needed,</text:span> Team standing by Time _______________</text:p>
              </text:list-item>
              <text:list-item>
                <text:p text:style-name="P2">Information Only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7" office:value-type="string">
            <text:p text:style-name="P4">Instruction to Team:</text:p>
            <text:p text:style-name="P7"><draw:control text:anchor-type="char" draw:z-index="8" draw:style-name="gr3" draw:text-style-name="P12" svg:width="0.1953in" svg:height="0.1953in" svg:x="0.2957in" svg:y="0.0063in" draw:control="control3"/>Collect</text:p>
            <text:p text:style-name="P7"><draw:control text:anchor-type="char" draw:z-index="10" draw:style-name="gr3" draw:text-style-name="P12" svg:width="0.1953in" svg:height="0.1953in" svg:x="0.2957in" svg:y="0.0083in" draw:control="control5"/>Mark &amp; Leave</text:p>
            <text:p text:style-name="P7"><draw:control text:anchor-type="char" draw:z-index="12" draw:style-name="gr2" draw:text-style-name="P12" svg:width="3.763in" svg:height="0.1953in" svg:x="0.9437in" svg:y="0.1673in" draw:control="control7"/><draw:control text:anchor-type="char" draw:z-index="9" draw:style-name="gr3" draw:text-style-name="P12" svg:width="0.1953in" svg:height="0.1953in" svg:x="0.2957in" svg:y="0.011in" draw:control="control4"/>Disregard</text:p>
            <text:p text:style-name="P7"><draw:control text:anchor-type="char" draw:z-index="11" draw:style-name="gr3" draw:text-style-name="P12" svg:width="0.1953in" svg:height="0.1953in" svg:x="0.2957in" svg:y="0.0134in" draw:control="control6"/>Other 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7" office:value-type="string">
            <text:p text:style-name="P4">Clue &amp; Segment Probabilities to be Completed by Pl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7" table:number-rows-spanned="5" table:number-columns-spanned="2" office:value-type="string">
            <text:p text:style-name="P4">Clue Probability:</text:p>
            <text:list xml:id="list442373292663788983" text:style-name="WW8Num2">
              <text:list-item>
                <text:p text:style-name="P10">Very Likely a good clue</text:p>
              </text:list-item>
              <text:list-item>
                <text:p text:style-name="P10">Probably a good clue</text:p>
              </text:list-item>
              <text:list-item>
                <text:p text:style-name="P10">May be a good clue</text:p>
              </text:list-item>
              <text:list-item>
                <text:p text:style-name="P10">Probably not a good clue</text:p>
              </text:list-item>
              <text:list-item>
                <text:p text:style-name="P10">Very likely not a good clue</text:p>
              </text:list-item>
              <text:list-item>
                <text:p text:style-name="P10">Don’t know</text:p>
              </text:list-item>
            </text:list>
          </table:table-cell>
          <table:covered-table-cell/>
          <table:table-cell table:style-name="Table1.C10" table:number-columns-spanned="3" office:value-type="string">
            <text:p text:style-name="P4">Segment Probability</text:p>
          </table:table-cell>
          <table:covered-table-cell/>
          <table:covered-table-cell/>
          <table:table-cell table:style-name="Table1.F10" table:number-columns-spanned="2" office:value-type="string">
            <text:p text:style-name="P4">List Segments</text:p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C11" table:number-columns-spanned="3" office:value-type="string">
            <text:p text:style-name="P5">Virtual 100% certain clue means subject is in these segments</text:p>
          </table:table-cell>
          <table:covered-table-cell/>
          <table:covered-table-cell/>
          <table:table-cell table:style-name="Table1.F11" table:number-columns-spanned="2" office:value-type="string">
            <text:p text:style-name="P6"/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C12" table:number-columns-spanned="3" office:value-type="string">
            <text:p text:style-name="P5">Very strong chance that clue means subject is in these segments</text:p>
          </table:table-cell>
          <table:covered-table-cell/>
          <table:covered-table-cell/>
          <table:table-cell table:style-name="Table1.F12" table:number-columns-spanned="2" office:value-type="string">
            <text:p text:style-name="P6"/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C13" table:number-columns-spanned="3" office:value-type="string">
            <text:p text:style-name="P5">Better than even chance that clue means subject is in these segments</text:p>
          </table:table-cell>
          <table:covered-table-cell/>
          <table:covered-table-cell/>
          <table:table-cell table:style-name="Table1.F13" table:number-columns-spanned="2" office:value-type="string">
            <text:p text:style-name="P6"/>
          </table:table-cell>
          <table:covered-table-cell/>
        </table:table-row>
        <table:table-row table:style-name="Table1.14">
          <table:covered-table-cell/>
          <table:covered-table-cell/>
          <table:table-cell table:style-name="Table1.C14" table:number-columns-spanned="3" office:value-type="string">
            <text:p text:style-name="P5">No information from the clue to suggest subject is or is not in these segments</text:p>
          </table:table-cell>
          <table:covered-table-cell/>
          <table:covered-table-cell/>
          <table:table-cell table:style-name="Table1.F14" table:number-columns-spanned="2" office:value-type="string">
            <text:p text:style-name="P6"/>
          </table:table-cell>
          <table:covered-table-cell/>
        </table:table-row>
        <table:table-row table:style-name="Table1.11">
          <table:table-cell table:style-name="Table1.A17" table:number-rows-spanned="3" table:number-columns-spanned="2" office:value-type="string">
            <text:p text:style-name="P4">Copies</text:p>
            <text:list xml:id="list7525757458322057873" text:style-name="WW8Num3">
              <text:list-item>
                <text:p text:style-name="P9">Plans</text:p>
              </text:list-item>
              <text:list-item>
                <text:p text:style-name="P9">Investigations</text:p>
              </text:list-item>
              <text:list-item>
                <text:p text:style-name="P9">Debriefing</text:p>
              </text:list-item>
              <text:list-item>
                <text:p text:style-name="P9">Attach to clue</text:p>
              </text:list-item>
              <text:list-item>
                <text:p text:style-name="P9">Other ______________</text:p>
              </text:list-item>
            </text:list>
          </table:table-cell>
          <table:covered-table-cell/>
          <table:table-cell table:style-name="Table1.C15" table:number-columns-spanned="3" office:value-type="string">
            <text:p text:style-name="P5">Better than even chance that clue means subject is not in these segments</text:p>
          </table:table-cell>
          <table:covered-table-cell/>
          <table:covered-table-cell/>
          <table:table-cell table:style-name="Table1.F15" table:number-columns-spanned="2" office:value-type="string">
            <text:p text:style-name="P6"/>
          </table:table-cell>
          <table:covered-table-cell/>
        </table:table-row>
        <table:table-row table:style-name="Table1.16">
          <table:covered-table-cell/>
          <table:covered-table-cell/>
          <table:table-cell table:style-name="Table1.C16" table:number-columns-spanned="3" office:value-type="string">
            <text:p text:style-name="P5">Very strong chance that clue means subject is not in these segments</text:p>
          </table:table-cell>
          <table:covered-table-cell/>
          <table:covered-table-cell/>
          <table:table-cell table:style-name="Table1.F16" table:number-columns-spanned="2" office:value-type="string">
            <text:p text:style-name="P6"/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A3" table:number-columns-spanned="3" office:value-type="string">
            <text:p text:style-name="P5">Virtual 100% certain clue means subject is not in these segments</text:p>
          </table:table-cell>
          <table:covered-table-cell/>
          <table:covered-table-cell/>
          <table:table-cell table:style-name="Table1.F17" table:number-columns-spanned="2" office:value-type="string">
            <text:p text:style-name="P6"/>
          </table:table-cell>
          <table:covered-table-cell/>
        </table:table-row>
        <table:table-row table:style-name="Table1.18">
          <table:table-cell table:style-name="Table1.A3" table:number-columns-spanned="3" office:value-type="string">
            <text:p text:style-name="P4">Prepared By:</text:p>
          </table:table-cell>
          <table:covered-table-cell/>
          <table:covered-table-cell/>
          <table:table-cell table:style-name="Table1.A4" table:number-columns-spanned="4" office:value-type="string">
            <text:p text:style-name="P4">Clue &amp; Segment Probabilities Prepared By: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Liberation Sans1" svg:font-family="'Liberation Sans'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1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1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1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9in" fo:margin-right="0.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arch and Rescue Clue Report Form</dc:title>
    <meta:initial-creator>dclement</meta:initial-creator>
    <meta:creation-date>2010-03-15T20:41:00</meta:creation-date>
    <dc:date>2018-02-04T10:19:28.033000000</dc:date>
    <meta:print-date>2012-03-13T12:42:00</meta:print-date>
    <meta:editing-cycles>29</meta:editing-cycles>
    <meta:editing-duration>PT2H49M31S</meta:editing-duration>
    <meta:generator>LibreOffice/5.2.3.3$Windows_x86 LibreOffice_project/d54a8868f08a7b39642414cf2c8ef2f228f780cf</meta:generator>
    <meta:document-statistic meta:table-count="1" meta:image-count="0" meta:object-count="0" meta:page-count="1" meta:paragraph-count="45" meta:word-count="204" meta:character-count="1197" meta:non-whitespace-character-count="1049"/>
  </office:meta>
</office:document-meta>
</file>